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9319in"/>
    </style:style>
    <style:style style:name="co3" style:family="table-column">
      <style:table-column-properties fo:break-before="auto" style:column-width="4.4909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3.1618in"/>
    </style:style>
    <style:style style:name="co6" style:family="table-column">
      <style:table-column-properties fo:break-before="auto" style:column-width="2.3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ADC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603,K602,K601</text:p>
          </table:table-cell>
          <table:table-cell table:style-name="ce1" office:value-type="string" calcext:value-type="string">
            <text:p>HE360_x-5050462-8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HE3621A0510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203,D202,D201</text:p>
          </table:table-cell>
          <table:table-cell table:style-name="ce2" office:value-type="string" calcext:value-type="string">
            <text:p>D_SOD-128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PMEG6010EP,115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701</text:p>
          </table:table-cell>
          <table:table-cell table:style-name="ce2" office:value-type="string" calcext:value-type="string">
            <text:p>NX3225GD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X3225GD-8MHZ-STD-CRA-3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401</text:p>
          </table:table-cell>
          <table:table-cell table:style-name="ce2" office:value-type="string" calcext:value-type="string">
            <text:p>NX5032GA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X5032GA-25.000M-LN-CD-1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809</text:p>
          </table:table-cell>
          <table:table-cell table:style-name="ce2" office:value-type="string" calcext:value-type="string">
            <text:p>SOIC-8_5.23x5.23mm_P1.27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MT25QL128ABA1ESE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808</text:p>
          </table:table-cell>
          <table:table-cell table:style-name="ce2" office:value-type="string" calcext:value-type="string">
            <text:p>Oscillator_SMD_Abracon_ASDMB-4Pin_2.5x2.0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ASDMB-100.000MHZ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U807,U806,U805,U804,U802,U801,U605,U604,U603</text:p>
          </table:table-cell>
          <table:table-cell table:style-name="ce2" office:value-type="string" calcext:value-type="string">
            <text:p>SOT-23-6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SN74LVC1T45DBV</text:p>
          </table:table-cell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803</text:p>
          </table:table-cell>
          <table:table-cell table:style-name="ce2" office:value-type="string" calcext:value-type="string">
            <text:p>TQFP-144_20x20mm_P0.5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ICE40HX4K-TQ144</text:p>
          </table:table-cell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U702</text:p>
          </table:table-cell>
          <table:table-cell table:style-name="ce2" office:value-type="string" calcext:value-type="string">
            <text:p>MSOP-8_3x3mm_P0.65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24LC08B-E/MS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701</text:p>
          </table:table-cell>
          <table:table-cell table:style-name="ce2" office:value-type="string" calcext:value-type="string">
            <text:p>TQFP-144_20x20mm_P0.5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TM32H743ZI/STM32F765ZGT6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U613</text:p>
          </table:table-cell>
          <table:table-cell table:style-name="ce2" office:value-type="string" calcext:value-type="string">
            <text:p>MSOP-8-1EP_3x3mm_P0.65mm_EP1.73x1.85mm_ThermalVias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T5400-9k-1k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U612,U611</text:p>
          </table:table-cell>
          <table:table-cell table:style-name="ce2" office:value-type="string" calcext:value-type="string">
            <text:p>SOT-23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TL431DBZ</text:p>
          </table:table-cell>
          <table:table-cell table:number-columns-repeated="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U610,U609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AD711</text:p>
          </table:table-cell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U608</text:p>
          </table:table-cell>
          <table:table-cell table:style-name="ce2" office:value-type="string" calcext:value-type="string">
            <text:p>DIP-8_W7.62mm_Socket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TC1052</text:p>
          </table:table-cell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U607,U606</text:p>
          </table:table-cell>
          <table:table-cell table:style-name="ce2" office:value-type="string" calcext:value-type="string">
            <text:p>TSSOP-16_4.4x5mm_P0.65mm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74HCT595</text:p>
          </table:table-cell>
          <table:table-cell table:number-columns-repeated="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U602,U601,U501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DG211B</text:p>
          </table:table-cell>
          <table:table-cell table:number-columns-repeated="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U512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M311</text:p>
          </table:table-cell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U511</text:p>
          </table:table-cell>
          <table:table-cell table:style-name="ce2" office:value-type="string" calcext:value-type="string">
            <text:p>MSOP-8-1EP_3x3mm_P0.65mm_EP1.73x1.85mm_ThermalVias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T5400-10k-10k</text:p>
          </table:table-cell>
          <table:table-cell table:number-columns-repeated="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U510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OPA192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U509,U507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OPA177</text:p>
          </table:table-cell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U508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OPA140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U506</text:p>
          </table:table-cell>
          <table:table-cell table:style-name="ce2" office:value-type="string" calcext:value-type="string">
            <text:p>MSOP-8-1EP_3x3mm_P0.65mm_EP1.73x1.85mm_ThermalVias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T5400-5k-1k</text:p>
          </table:table-cell>
          <table:table-cell table:number-columns-repeated="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U505</text:p>
          </table:table-cell>
          <table:table-cell table:style-name="ce3" office:value-type="string" calcext:value-type="string">
            <text:p>LMx9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M399H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U504</text:p>
          </table:table-cell>
          <table:table-cell table:style-name="ce2" office:value-type="string" calcext:value-type="string">
            <text:p>MSOP-8-1EP_3x3mm_P0.65mm_EP1.73x1.85mm_ThermalVias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T5400-100k-100k</text:p>
          </table:table-cell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503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DG419xY</text:p>
          </table:table-cell>
          <table:table-cell table:number-columns-repeated="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502</text:p>
          </table:table-cell>
          <table:table-cell table:style-name="ce2" office:value-type="string" calcext:value-type="string">
            <text:p>SOIC-8_3.9x4.9mm_P1.27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OPA2192</text:p>
          </table:table-cell>
          <table:table-cell table:number-columns-repeated="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U403,U402</text:p>
          </table:table-cell>
          <table:table-cell table:style-name="ce2" office:value-type="string" calcext:value-type="string">
            <text:p>SO8E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LC03-3.3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U401</text:p>
          </table:table-cell>
          <table:table-cell table:style-name="ce2" office:value-type="string" calcext:value-type="string">
            <text:p>QFN-24-1EP_4x4mm_P0.5mm_EP2.6x2.6mm_ThermalVias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AN8742A</text:p>
          </table:table-cell>
          <table:table-cell table:number-columns-repeated="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211,U207</text:p>
          </table:table-cell>
          <table:table-cell table:style-name="ce2" office:value-type="string" calcext:value-type="string">
            <text:p>TO-263-2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LM337_TO263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210</text:p>
          </table:table-cell>
          <table:table-cell table:style-name="ce2" office:value-type="string" calcext:value-type="string">
            <text:p>TO-252-2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M1117DTX-3.3/NOPB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U209,U202,U201</text:p>
          </table:table-cell>
          <table:table-cell table:style-name="ce2" office:value-type="string" calcext:value-type="string">
            <text:p>TSOT-23-6_HandSoldering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LT8330_S6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U208</text:p>
          </table:table-cell>
          <table:table-cell table:style-name="ce2" office:value-type="string" calcext:value-type="string">
            <text:p>TSR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TSR1-2450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U206</text:p>
          </table:table-cell>
          <table:table-cell table:style-name="ce2" office:value-type="string" calcext:value-type="string">
            <text:p>TO-263-2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M317_TO-263</text:p>
          </table:table-cell>
          <table:table-cell table:number-columns-repeated="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U205</text:p>
          </table:table-cell>
          <table:table-cell table:style-name="ce2" office:value-type="string" calcext:value-type="string">
            <text:p>ETSSOP-20-1EP_4.4x6.5mm_P0.65mm_EP3x4.2mm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T3030</text:p>
          </table:table-cell>
          <table:table-cell table:number-columns-repeated="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U204</text:p>
          </table:table-cell>
          <table:table-cell table:style-name="ce2" office:value-type="string" calcext:value-type="string">
            <text:p>TO-252-2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M1117DTX-5.0/NOPB</text:p>
          </table:table-cell>
          <table:table-cell table:number-columns-repeated="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U203</text:p>
          </table:table-cell>
          <table:table-cell table:style-name="ce2" office:value-type="string" calcext:value-type="string">
            <text:p>TSR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TSR1-249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503,TP502,TP501</text:p>
          </table:table-cell>
          <table:table-cell office:value-type="string" calcext:value-type="string">
            <text:p>TestPoint_Loop_D2.60mm_Drill1.6mm_Bead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Point</text:p>
          </table:table-cell>
          <table:table-cell table:number-columns-repeated="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820,R819,R818,R815,R814,R813,R706,R70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string" calcext:value-type="string">
            <text:p>4k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817,R810,R220,R219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8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table:number-columns-repeated="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R812,R811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809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6k2</text:p>
          </table:table-cell>
          <table:table-cell table:number-columns-repeated="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808,R807,R801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806,R805,R804,R803,R80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R708,R707,R701,R411,R409,R408,R407,R406,R403,R201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704,R70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R703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630,R517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620/.05%</text:p>
          </table:table-cell>
          <table:table-cell table:number-columns-repeated="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R629,R626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93k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628,R627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39k</text:p>
          </table:table-cell>
          <table:table-cell table:number-columns-repeated="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R625,R624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12k</text:p>
          </table:table-cell>
          <table:table-cell table:number-columns-repeated="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R623,R509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12k/.05%</text:p>
          </table:table-cell>
          <table:table-cell table:number-columns-repeated="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R622</text:p>
          </table:table-cell>
          <table:table-cell table:style-name="ce2" office:value-type="string" calcext:value-type="string">
            <text:p>R_1206_3216Metric_Pad1.42x1.7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22/.1%</text:p>
          </table:table-cell>
          <table:table-cell table:number-columns-repeated="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621,R620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240k/.05%</text:p>
          </table:table-cell>
          <table:table-cell table:number-columns-repeated="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619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618,R617,R616,R615,R614,R613,R612,R61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610,R609,R608,R607,R606,R605,R604,R603,R602,R601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string" calcext:value-type="string">
            <text:p>1M</text:p>
          </table:table-cell>
          <table:table-cell table:number-columns-repeated="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522,R518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3k9/.05%</text:p>
          </table:table-cell>
          <table:table-cell table:number-columns-repeated="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52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39k/.05%</text:p>
          </table:table-cell>
          <table:table-cell table:number-columns-repeated="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R520,R50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62/.1%</text:p>
          </table:table-cell>
          <table:table-cell table:number-columns-repeated="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519,R514,R513,R507,R506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5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R515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400/.1%</text:p>
          </table:table-cell>
          <table:table-cell table:number-columns-repeated="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51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62k6/.1%</text:p>
          </table:table-cell>
          <table:table-cell table:number-columns-repeated="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51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3k01/.1%</text:p>
          </table:table-cell>
          <table:table-cell table:number-columns-repeated="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510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1k96/.1%</text:p>
          </table:table-cell>
          <table:table-cell table:number-columns-repeated="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R508</text:p>
          </table:table-cell>
          <table:table-cell table:style-name="ce2" office:value-type="string" calcext:value-type="string">
            <text:p>R_1206_3216Metric_Pad1.42x1.7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6k95/.05%</text:p>
          </table:table-cell>
          <table:table-cell table:number-columns-repeated="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R504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12k</text:p>
          </table:table-cell>
          <table:table-cell table:number-columns-repeated="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R503,R50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120k</text:p>
          </table:table-cell>
          <table:table-cell table:number-columns-repeated="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R50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620k</text:p>
          </table:table-cell>
          <table:table-cell table:number-columns-repeated="4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R421,R420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75/1%</text:p>
          </table:table-cell>
          <table:table-cell table:number-columns-repeated="4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R419</text:p>
          </table:table-cell>
          <table:table-cell table:style-name="ce1" office:value-type="string" calcext:value-type="string">
            <text:p>R_1206_3216Metric_Pad1.42x1.7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M/1kV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418,R417,R416,R41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49R9</text:p>
          </table:table-cell>
          <table:table-cell table:number-columns-repeated="4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R414,R413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R412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2k1</text:p>
          </table:table-cell>
          <table:table-cell table:number-columns-repeated="4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R410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k5</text:p>
          </table:table-cell>
          <table:table-cell table:number-columns-repeated="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R405,R404,R402,R40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R228,R216,R21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R227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1k23</text:p>
          </table:table-cell>
          <table:table-cell table:number-columns-repeated="4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R226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46k4</text:p>
          </table:table-cell>
          <table:table-cell table:number-columns-repeated="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R225,R223,R212,R210,R208,R207,R206,R204,R20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1M</text:p>
          </table:table-cell>
          <table:table-cell table:number-columns-repeated="4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R224,R205,R203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287k</text:p>
          </table:table-cell>
          <table:table-cell table:number-columns-repeated="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R222,R221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0R1</text:p>
          </table:table-cell>
          <table:table-cell table:number-columns-repeated="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R218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210k</text:p>
          </table:table-cell>
          <table:table-cell table:number-columns-repeated="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R217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357k</text:p>
          </table:table-cell>
          <table:table-cell table:number-columns-repeated="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R214,R21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1k6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R21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39k2</text:p>
          </table:table-cell>
          <table:table-cell table:number-columns-repeated="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R209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82k5</text:p>
          </table:table-cell>
          <table:table-cell table:number-columns-repeated="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Q801,Q602</text:p>
          </table:table-cell>
          <table:table-cell table:style-name="ce2" office:value-type="string" calcext:value-type="string">
            <text:p>SOT-23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BC857</text:p>
          </table:table-cell>
          <table:table-cell table:number-columns-repeated="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Q601,Q501,Q201</text:p>
          </table:table-cell>
          <table:table-cell table:style-name="ce1" office:value-type="string" calcext:value-type="string">
            <text:p>SOT-23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BC847</text:p>
          </table:table-cell>
          <table:table-cell table:number-columns-repeated="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L601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0805R100MPWRT</text:p>
          </table:table-cell>
          <table:table-cell table:number-columns-repeated="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L401</text:p>
          </table:table-cell>
          <table:table-cell table:style-name="ce2" office:value-type="string" calcext:value-type="string">
            <text:p>749010012A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table:number-columns-repeated="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205,L203,L202</text:p>
          </table:table-cell>
          <table:table-cell table:style-name="ce5" office:value-type="float" office:value="74489440068" calcext:value-type="float">
            <text:p>74489440068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74489440068" calcext:value-type="float">
            <text:p>74489440068</text:p>
          </table:table-cell>
          <table:table-cell table:number-columns-repeated="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L204,L201</text:p>
          </table:table-cell>
          <table:table-cell table:style-name="ce2" office:value-type="string" calcext:value-type="string">
            <text:p>TCK-14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TCK-14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80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801,J103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_Male</text:p>
          </table:table-cell>
          <table:table-cell table:number-columns-repeated="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J702</text:p>
          </table:table-cell>
          <table:table-cell table:style-name="ce2" office:value-type="string" calcext:value-type="string">
            <text:p>PinHeader_2x05_P1.27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20021111-00010T4LF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7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J301</text:p>
          </table:table-cell>
          <table:table-cell table:style-name="ce2" office:value-type="string" calcext:value-type="string">
            <text:p>Socket_DIN41612-CaseC1-AC-Male-64Pin-2rows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C64AC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table:number-columns-repeated="4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J101</text:p>
          </table:table-cell>
          <table:table-cell table:style-name="ce1" office:value-type="string" calcext:value-type="string">
            <text:p>36107406S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F_Shield_One_Piece</text:p>
          </table:table-cell>
          <table:table-cell table:number-columns-repeated="4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FB701,FB401</text:p>
          </table:table-cell>
          <table:table-cell table:style-name="ce1" office:value-type="string" calcext:value-type="string">
            <text:p>L_0805_2012Metric_Pad1.15x1.40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742792031" calcext:value-type="float">
            <text:p>742792031</text:p>
          </table:table-cell>
          <table:table-cell table:number-columns-repeated="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D803</text:p>
          </table:table-cell>
          <table:table-cell table:style-name="ce2" office:value-type="string" calcext:value-type="string">
            <text:p>D_SOD-523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CDBU0520</text:p>
          </table:table-cell>
          <table:table-cell table:number-columns-repeated="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D802,D701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D801,D702,D402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D703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BLUE</text:p>
          </table:table-cell>
          <table:table-cell table:number-columns-repeated="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D503,D502,D501</text:p>
          </table:table-cell>
          <table:table-cell table:style-name="ce2" office:value-type="string" calcext:value-type="string">
            <text:p>D_SOD-123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BAV21W</text:p>
          </table:table-cell>
          <table:table-cell table:number-columns-repeated="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D401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832,C830,C828,C827,C826,C825,C824,C823,C822,C821,C820,C819,C818,C817,C816,C815,C814,C813,C812,C811,C810,C809,C808,C807,C806,C805,C804,C803,C802,C801,C721,C719,C718,C717,C716,C715,C714,C713,C712,C710,C708,C705,C703,C702,C701,C624,C623,C622,C621,C620,C619,C618,C617,C616,C615,C614,C613,C612,C611,C609,C608,C607,C606,C605,C604,C603,C602,C601,C524,C523,C522,C521,C520,C519,C518,C516,C514,C513,C512,C511,C510,C507,C506,C505,C504,C503,C502,C501,C412,C411,C410,C409,C408,C405,C402,C238,C237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100n</text:p>
          </table:table-cell>
          <table:table-cell table:number-columns-repeated="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831,C829,C232,C231,C226,C213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string" calcext:value-type="string">
            <text:p>10u</text:p>
          </table:table-cell>
          <table:table-cell table:number-columns-repeated="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720,C711,C407,C406,C236,C234,C233,C209,C208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1u</text:p>
          </table:table-cell>
          <table:table-cell table:number-columns-repeated="4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C709,C707</text:p>
          </table:table-cell>
          <table:table-cell table:style-name="ce1" office:value-type="string" calcext:value-type="string">
            <text:p>C_0805_2012Metric_Pad1.15x1.40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2u2</text:p>
          </table:table-cell>
          <table:table-cell table:number-columns-repeated="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706,C704,C404,C401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8p</text:p>
          </table:table-cell>
          <table:table-cell table:number-columns-repeated="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626,C625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4n7</text:p>
          </table:table-cell>
          <table:table-cell table:number-columns-repeated="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610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4n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5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C515</text:p>
          </table:table-cell>
          <table:table-cell table:style-name="ce1" office:value-type="string" calcext:value-type="string">
            <text:p>C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33p</text:p>
          </table:table-cell>
          <table:table-cell table:number-columns-repeated="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C509</text:p>
          </table:table-cell>
          <table:table-cell table:style-name="ce4" office:value-type="string" calcext:value-type="string">
            <text:p>C_0603_1608Metric_Pad1.05x0.95mm_HandSolde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2/SMD</text:p>
          </table:table-cell>
          <table:table-cell table:number-columns-repeated="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508</text:p>
          </table:table-cell>
          <table:table-cell table:style-name="ce2" office:value-type="string" calcext:value-type="string">
            <text:p>C_Axial_L12.0mm_D6.5mm_P15.00mm_Horizontal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23PS222</text:p>
          </table:table-cell>
          <table:table-cell table:number-columns-repeated="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414,C413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1n/1kV</text:p>
          </table:table-cell>
          <table:table-cell table:number-columns-repeated="4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C403</text:p>
          </table:table-cell>
          <table:table-cell table:style-name="ce1" office:value-type="string" calcext:value-type="string">
            <text:p>C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470p</text:p>
          </table:table-cell>
          <table:table-cell table:number-columns-repeated="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246,C245,C244,C230,C224,C223,C220,C219,C218,C217,C204,C203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8" office:value-type="float" office:value="12" calcext:value-type="float">
            <text:p>12</text:p>
          </table:table-cell>
          <table:table-cell table:style-name="ce5" office:value-type="string" calcext:value-type="string">
            <text:p>4u7/50V</text:p>
          </table:table-cell>
          <table:table-cell table:number-columns-repeated="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243,C216,C215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4p7</text:p>
          </table:table-cell>
          <table:table-cell table:number-columns-repeated="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242,C214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47u/16V</text:p>
          </table:table-cell>
          <table:table-cell table:number-columns-repeated="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241,C240,C222,C221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10n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239,C211,C210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1u/HC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C235,C212</text:p>
          </table:table-cell>
          <table:table-cell table:style-name="ce1" office:value-type="string" calcext:value-type="string">
            <text:p>C_1206_3216Metric_Pad1.42x1.7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10u/16V</text:p>
          </table:table-cell>
          <table:table-cell table:number-columns-repeated="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229,C228,C225,C207,C205,C202,C201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string" calcext:value-type="string">
            <text:p>10u/50V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C227</text:p>
          </table:table-cell>
          <table:table-cell table:style-name="ce1" office:value-type="string" calcext:value-type="string">
            <text:p>C_0805_2012Metric_Pad1.15x1.40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number-columns-repeated="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206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10p</text:p>
          </table:table-cell>
          <table:table-cell table:number-columns-repeated="4"/>
        </table:table-row>
        <table:table-row table:style-name="ro1" table:number-rows-repeated="10484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08T20:43:20.136708049</dc:date>
    <meta:editing-duration>PT2H38M49S</meta:editing-duration>
    <meta:editing-cycles>94</meta:editing-cycles>
    <meta:generator>LibreOffice/7.0.1.2$Linux_X86_64 LibreOffice_project/00$Build-2</meta:generator>
    <meta:document-statistic meta:table-count="1" meta:cell-count="660" meta:object-count="0"/>
  </office:meta>
</office:document-meta>
</file>